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17.184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15.358cm"/>
    </style:style>
    <style:style style:name="co7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1.208cm"/>
    </style:style>
    <style:style style:name="ro1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text-position="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11" style:family="table-cell" style:parent-style-name="Default"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ff" style:text-position="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text-position="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color="#009933" style:text-position="" fo:font-size="15pt" style:font-size-asian="15pt" style:font-size-complex="15pt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 fo:font-size="15pt" style:font-size-asian="15pt" style:font-size-complex="15pt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style:text-position="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4" style:family="table-cell" style:parent-style-name="Default">
      <style:text-properties fo:color="#0000ff" style:text-position="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ext-properties fo:color="#0000ff" style:text-position="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position="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5pt" style:font-size-asian="15pt" style:font-size-complex="15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size="15pt" style:font-name-asian="Droid Sans Fallback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position="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position="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style:text-position=""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1" style:family="table-cell" style:parent-style-name="Default"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ff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ext-properties fo:color="#009933" fo:font-size="15pt" style:font-size-asian="15pt" style:font-size-complex="15pt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ext-properties fo:color="#0000ff"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55" style:family="table-cell" style:parent-style-name="Default">
      <style:text-properties fo:font-size="20pt" style:font-size-asian="20pt" style:font-size-complex="20pt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5pt" style:font-size-complex="15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8" table:default-cell-style-name="Default"/>
        <table:table-row table:style-name="ro1">
          <table:table-cell table:style-name="ce3" office:value-type="string" calcext:value-type="string">
            <text:p>Workout (1 hour Everday)</text:p>
          </table:table-cell>
          <table:table-cell table:style-name="ce12" office:value-type="string" calcext:value-type="string">
            <text:p>Time (Hrs)</text:p>
          </table:table-cell>
          <table:table-cell table:style-name="ce12" office:value-type="string" calcext:value-type="string">
            <text:p>Date</text:p>
          </table:table-cell>
          <table:table-cell table:style-name="ce24" office:value-type="string" calcext:value-type="string">
            <text:p>Comments (What u have Done)</text:p>
          </table:table-cell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21/07/2017 (Fri)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22" calcext:value-type="date">
            <text:p>42938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0" calcext:value-type="float">
            <text:p>0</text:p>
          </table:table-cell>
          <table:table-cell table:style-name="ce16" office:value-type="date" office:date-value="2017-07-23" calcext:value-type="date">
            <text:p>42939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24" calcext:value-type="date">
            <text:p>42940</text:p>
          </table:table-cell>
          <table:table-cell table:style-name="ce11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25" calcext:value-type="date">
            <text:p>42941</text:p>
          </table:table-cell>
          <table:table-cell table:style-name="ce11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26" calcext:value-type="date">
            <text:p>42942</text:p>
          </table:table-cell>
          <table:table-cell table:style-name="ce11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date" office:date-value="2017-07-27" calcext:value-type="date">
            <text:p>42943</text:p>
          </table:table-cell>
          <table:table-cell table:style-name="ce11"/>
        </table:table-row>
        <table:table-row table:style-name="ro3">
          <table:table-cell table:style-name="ce7" office:value-type="string" calcext:value-type="string" table:number-columns-spanned="4" table:number-rows-spanned="1">
            <text:p>Week-2 (Super Specific Goal : )</text:p>
          </table:table-cell>
          <table:covered-table-cell table:number-columns-repeated="2" table:style-name="ce13"/>
          <table:covered-table-cell table:style-name="ce11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28/07/2017 (Fri)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29" calcext:value-type="date">
            <text:p>42945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0" calcext:value-type="float">
            <text:p>0</text:p>
          </table:table-cell>
          <table:table-cell table:style-name="ce16" office:value-type="date" office:date-value="2017-07-30" calcext:value-type="date">
            <text:p>42946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31" calcext:value-type="date">
            <text:p>42947</text:p>
          </table:table-cell>
          <table:table-cell table:style-name="ce11"/>
        </table:table-row>
        <table:table-row table:style-name="ro3">
          <table:table-cell table:style-name="ce4" office:value-type="string" calcext:value-type="string">
            <text:p>Running for 20 mins (7.1 speed); pullups (10 to 1) ; pushups (20)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8-01" calcext:value-type="date">
            <text:p>42948</text:p>
          </table:table-cell>
          <table:table-cell table:style-name="ce11" office:value-type="string" calcext:value-type="string">
            <text:p>done</text:p>
          </table:table-cell>
        </table:table-row>
        <table:table-row table:style-name="ro3">
          <table:table-cell table:style-name="ce4" office:value-type="string" calcext:value-type="string">
            <text:p>Running for 20 mins </text:p>
          </table:table-cell>
          <table:table-cell table:style-name="ce13" office:value-type="string" calcext:value-type="string">
            <text:p>45 mins</text:p>
          </table:table-cell>
          <table:table-cell table:style-name="ce16" office:value-type="date" office:date-value="2017-08-02" calcext:value-type="date">
            <text:p>42949</text:p>
          </table:table-cell>
          <table:table-cell table:style-name="ce11" office:value-type="string" calcext:value-type="string">
            <text:p>only Cardio</text:p>
          </table:table-cell>
        </table:table-row>
        <table:table-row table:style-name="ro3">
          <table:table-cell table:style-name="ce4" office:value-type="string" calcext:value-type="string">
            <text:p>Running for 20 mins (7.1 speed); pullups (10 to 1) ; pushups (20)</text:p>
          </table:table-cell>
          <table:table-cell table:style-name="ce13" office:value-type="string" calcext:value-type="string">
            <text:p>45 mins</text:p>
          </table:table-cell>
          <table:table-cell table:style-name="ce19" office:value-type="date" office:date-value="2017-08-03" calcext:value-type="date">
            <text:p>42950</text:p>
          </table:table-cell>
          <table:table-cell table:style-name="ce11" office:value-type="string" calcext:value-type="string">
            <text:p>only Cardio</text:p>
          </table:table-cell>
        </table:table-row>
        <table:table-row table:style-name="ro3">
          <table:table-cell table:style-name="ce8" office:value-type="string" calcext:value-type="string" table:number-columns-spanned="4" table:number-rows-spanned="1">
            <text:p>Week-3 (Super Specific Goal : )</text:p>
          </table:table-cell>
          <table:covered-table-cell table:number-columns-repeated="2" table:style-name="ce13"/>
          <table:covered-table-cell table:style-name="ce11"/>
        </table:table-row>
        <table:table-row table:style-name="ro3">
          <table:table-cell table:style-name="ce4" office:value-type="string" calcext:value-type="string">
            <text:p>Running for 20 mins ; pushups (20)</text:p>
          </table:table-cell>
          <table:table-cell table:style-name="ce13" office:value-type="string" calcext:value-type="string">
            <text:p>50 mins</text:p>
          </table:table-cell>
          <table:table-cell table:style-name="ce16" office:value-type="string" calcext:value-type="string">
            <text:p>04/08/2017 (Fri)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05" calcext:value-type="date">
            <text:p>42952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06" calcext:value-type="date">
            <text:p>42953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07" calcext:value-type="date">
            <text:p>42954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08" calcext:value-type="date">
            <text:p>42955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09" calcext:value-type="date">
            <text:p>42956</text:p>
          </table:table-cell>
          <table:table-cell table:style-name="ce11"/>
        </table:table-row>
        <table:table-row table:style-name="ro3">
          <table:table-cell table:style-name="ce9"/>
          <table:table-cell table:style-name="ce14"/>
          <table:table-cell table:style-name="ce20" office:value-type="date" office:date-value="2017-08-10" calcext:value-type="date">
            <text:p>42957</text:p>
          </table:table-cell>
          <table:table-cell table:style-name="ce25"/>
        </table:table-row>
        <table:table-row table:style-name="ro3">
          <table:table-cell table:style-name="ce10" office:value-type="string" calcext:value-type="string" table:number-columns-spanned="4" table:number-rows-spanned="1">
            <text:p>Week-4 (Super Specific Goal : )</text:p>
          </table:table-cell>
          <table:covered-table-cell table:number-columns-repeated="2" table:style-name="ce13"/>
          <table:covered-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11" calcext:value-type="date">
            <text:p>42958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string" calcext:value-type="string">
            <text:p>12/08/2017 (Sat)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14" calcext:value-type="date">
            <text:p>42961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15" calcext:value-type="date">
            <text:p>42962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16" calcext:value-type="date">
            <text:p>42963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21" office:value-type="date" office:date-value="2017-08-17" calcext:value-type="date">
            <text:p>42964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Default"/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1 (Super Specific Goal : )</text:p>
          </table:table-cell>
          <table:covered-table-cell table:style-name="ce4"/>
          <table:covered-table-cell table:style-name="ce13"/>
          <table:covered-table-cell table:style-name="ce11"/>
        </table:table-row>
        <table:table-row table:style-name="ro3">
          <table:table-cell table:style-name="ce4" table:number-columns-repeated="2"/>
          <table:table-cell table:style-name="ce16" office:value-type="string" calcext:value-type="string">
            <text:p>18/08/2017 (Fri)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19" calcext:value-type="date">
            <text:p>42966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0" calcext:value-type="date">
            <text:p>42967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1" calcext:value-type="date">
            <text:p>42968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2" calcext:value-type="date">
            <text:p>42969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3" calcext:value-type="date">
            <text:p>42970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4" calcext:value-type="date">
            <text:p>42971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2 (Super Specific Goal : Solve all problems in chapter-2)</text:p>
          </table:table-cell>
          <table:covered-table-cell table:style-name="ce4"/>
          <table:covered-table-cell table:style-name="ce13"/>
          <table:covered-table-cell table:style-name="ce11"/>
        </table:table-row>
        <table:table-row table:style-name="ro3">
          <table:table-cell table:style-name="ce4" table:number-columns-repeated="2"/>
          <table:table-cell table:style-name="ce16" office:value-type="string" calcext:value-type="string">
            <text:p>25/08/2017 (Fri)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6" calcext:value-type="date">
            <text:p>42973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8-27" calcext:value-type="date">
            <text:p>42974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8-28" calcext:value-type="date">
            <text:p>4297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8-29" calcext:value-type="date">
            <text:p>42976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8-30" calcext:value-type="date">
            <text:p>4297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8-31" calcext:value-type="date">
            <text:p>42978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3 (Super Specific Goal : Solve all problems in chapter-2)</text:p>
          </table:table-cell>
          <table:covered-table-cell table:style-name="ce11"/>
          <table:covered-table-cell table:style-name="ce13"/>
          <table:covered-table-cell table:style-name="ce11"/>
        </table:table-row>
        <table:table-row table:style-name="ro3">
          <table:table-cell table:style-name="ce11" office:value-type="string" calcext:value-type="string">
            <text:p>5 mins running with 7.2 speed</text:p>
          </table:table-cell>
          <table:table-cell table:style-name="ce11"/>
          <table:table-cell table:style-name="ce16" office:value-type="string" calcext:value-type="string">
            <text:p>01/09/2017 (Fri)</text:p>
          </table:table-cell>
          <table:table-cell table:style-name="ce11" office:value-type="string" calcext:value-type="string">
            <text:p>Yes</text:p>
          </table:table-cell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16" office:value-type="date" office:date-value="2017-09-02" calcext:value-type="date">
            <text:p>42980</text:p>
          </table:table-cell>
          <table:table-cell table:style-name="ce11" office:value-type="string" calcext:value-type="string">
            <text:p>No</text:p>
          </table:table-cell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16" office:value-type="date" office:date-value="2017-09-03" calcext:value-type="date">
            <text:p>42981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16" office:value-type="date" office:date-value="2017-09-04" calcext:value-type="date">
            <text:p>42982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16" office:value-type="date" office:date-value="2017-09-05" calcext:value-type="date">
            <text:p>42983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16" office:value-type="date" office:date-value="2017-09-06" calcext:value-type="date">
            <text:p>42984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16" office:value-type="date" office:date-value="2017-09-07" calcext:value-type="date">
            <text:p>42985</text:p>
          </table:table-cell>
          <table:table-cell table:style-name="ce11"/>
        </table:table-row>
        <table:table-row table:style-name="ro3">
          <table:table-cell table:style-name="ce10" office:value-type="string" calcext:value-type="string" table:number-columns-spanned="4" table:number-rows-spanned="1">
            <text:p>Week-4 (Super Specific Goal : Solve all problems in chapter-2)</text:p>
          </table:table-cell>
          <table:covered-table-cell table:style-name="ce15"/>
          <table:covered-table-cell table:style-name="ce22"/>
          <table:covered-table-cell table:style-name="ce15"/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16" office:value-type="string" calcext:value-type="string">
            <text:p>08/09/2017 (Fri)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16" office:value-type="string" calcext:value-type="string">
            <text:p>09/09/2017 (sat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3"/>
          <table:table-cell table:style-name="ce11"/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16" office:value-type="date" office:date-value="2017-09-11" calcext:value-type="date">
            <text:p>42989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16" office:value-type="date" office:date-value="2017-09-12" calcext:value-type="date">
            <text:p>42990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16" office:value-type="date" office:date-value="2017-09-13" calcext:value-type="date">
            <text:p>42991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0 mins running with 7.2 speed</text:p>
          </table:table-cell>
          <table:table-cell table:style-name="ce11"/>
          <table:table-cell table:style-name="ce21" office:value-type="date" office:date-value="2017-09-14" calcext:value-type="date">
            <text:p>42992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1 (Super Specific Goal : Solve all problems in chapter-2)</text:p>
          </table:table-cell>
          <table:covered-table-cell table:style-name="ce11"/>
          <table:covered-table-cell table:style-name="ce13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5" calcext:value-type="date">
            <text:p>42993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6" calcext:value-type="date">
            <text:p>42994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7" calcext:value-type="date">
            <text:p>4299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8" calcext:value-type="date">
            <text:p>42996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9" calcext:value-type="date">
            <text:p>4299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0" calcext:value-type="date">
            <text:p>42998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1" calcext:value-type="date">
            <text:p>42999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2 (Super Specific Goal : Solve all problems in chapter-2)</text:p>
          </table:table-cell>
          <table:covered-table-cell table:style-name="ce11"/>
          <table:covered-table-cell table:style-name="ce13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22/09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3" calcext:value-type="date">
            <text:p>43001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4" calcext:value-type="date">
            <text:p>43002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5" calcext:value-type="date">
            <text:p>43003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6" calcext:value-type="date">
            <text:p>43004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7" calcext:value-type="date">
            <text:p>4300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8" calcext:value-type="date">
            <text:p>43006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3 (Super Specific Goal : Solve all problems in chapter-2)</text:p>
          </table:table-cell>
          <table:covered-table-cell table:style-name="ce11"/>
          <table:covered-table-cell table:style-name="ce13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9" calcext:value-type="date">
            <text:p>4300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30" calcext:value-type="date">
            <text:p>43008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1" calcext:value-type="date">
            <text:p>43009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2" calcext:value-type="date">
            <text:p>43010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3" calcext:value-type="date">
            <text:p>43011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4" calcext:value-type="date">
            <text:p>43012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5" calcext:value-type="date">
            <text:p>43013</text:p>
          </table:table-cell>
          <table:table-cell table:style-name="ce11"/>
        </table:table-row>
        <table:table-row table:style-name="ro3">
          <table:table-cell table:style-name="ce10" office:value-type="string" calcext:value-type="string" table:number-columns-spanned="4" table:number-rows-spanned="1">
            <text:p>Week-4 (Super Specific Goal : Solve all problems in chapter-2)</text:p>
          </table:table-cell>
          <table:covered-table-cell table:style-name="ce15"/>
          <table:covered-table-cell table:style-name="ce22"/>
          <table:covered-table-cell table:style-name="ce15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06/10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7" calcext:value-type="date">
            <text:p>4301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3"/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9" calcext:value-type="date">
            <text:p>4301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0" calcext:value-type="date">
            <text:p>43018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1" calcext:value-type="date">
            <text:p>43019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21" office:value-type="date" office:date-value="2017-10-12" calcext:value-type="date">
            <text:p>43020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1 (Super Specific Goal : Solve all problems in chapter-2)</text:p>
          </table:table-cell>
          <table:covered-table-cell table:style-name="ce11"/>
          <table:covered-table-cell table:style-name="ce13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13/10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4" calcext:value-type="date">
            <text:p>43022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5" calcext:value-type="date">
            <text:p>43023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6" calcext:value-type="date">
            <text:p>43024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7" calcext:value-type="date">
            <text:p>4302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8" calcext:value-type="date">
            <text:p>43026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9" calcext:value-type="date">
            <text:p>43027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2 (Super Specific Goal : Solve all problems in chapter-2)</text:p>
          </table:table-cell>
          <table:covered-table-cell table:style-name="ce11"/>
          <table:covered-table-cell table:style-name="ce16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20/10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1" calcext:value-type="date">
            <text:p>43029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2" calcext:value-type="date">
            <text:p>43030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3" calcext:value-type="date">
            <text:p>43031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4" calcext:value-type="date">
            <text:p>43032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5" calcext:value-type="date">
            <text:p>43033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6" calcext:value-type="date">
            <text:p>43034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3 (Super Specific Goal : Solve all problems in chapter-2)</text:p>
          </table:table-cell>
          <table:covered-table-cell table:style-name="ce11"/>
          <table:covered-table-cell table:style-name="ce16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27/10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8" calcext:value-type="date">
            <text:p>43036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9" calcext:value-type="date">
            <text:p>4303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30" calcext:value-type="date">
            <text:p>43038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31" calcext:value-type="date">
            <text:p>43039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1-01" calcext:value-type="date">
            <text:p>43040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1-02" calcext:value-type="date">
            <text:p>43041</text:p>
          </table:table-cell>
          <table:table-cell table:style-name="ce11"/>
        </table:table-row>
        <table:table-row table:style-name="ro3">
          <table:table-cell table:style-name="ce10" office:value-type="string" calcext:value-type="string" table:number-columns-spanned="4" table:number-rows-spanned="1">
            <text:p>Week-4 (Super Specific Goal : Solve all problems in chapter-2)</text:p>
          </table:table-cell>
          <table:covered-table-cell table:style-name="ce11"/>
          <table:covered-table-cell table:style-name="ce16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03/11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04/11/2017 (sat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1-06" calcext:value-type="date">
            <text:p>4304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1-07" calcext:value-type="date">
            <text:p>43046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1-08" calcext:value-type="date">
            <text:p>4304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21" office:value-type="date" office:date-value="2017-11-09" calcext:value-type="date">
            <text:p>43048</text:p>
          </table:table-cell>
          <table:table-cell table:style-name="ce11"/>
        </table:table-row>
        <table:table-row table:style-name="ro3" table:number-rows-repeated="77">
          <table:table-cell table:style-name="ce11" table:number-columns-repeated="2"/>
          <table:table-cell table:style-name="ce13"/>
          <table:table-cell table:style-name="ce11"/>
        </table:table-row>
        <table:table-row table:style-name="ro3" table:number-rows-repeated="3">
          <table:table-cell table:number-columns-repeated="2"/>
          <table:table-cell table:style-name="ce13"/>
          <table:table-cell/>
        </table:table-row>
        <table:table-row table:style-name="ro5" table:number-rows-repeated="1048367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3" table:style-name="ta1">
        <table:table-column table:style-name="co9" table:default-cell-style-name="ce55"/>
        <table:table-column table:style-name="co7" table:number-columns-repeated="15" table:default-cell-style-name="ce55"/>
        <table:table-row table:style-name="ro6">
          <table:table-cell table:style-name="ce54"/>
          <table:table-cell table:style-name="Default" table:number-columns-repeated="15"/>
        </table:table-row>
        <table:table-row table:style-name="ro1" table:number-rows-repeated="5">
          <table:table-cell table:number-columns-repeated="16"/>
        </table:table-row>
        <table:table-row table:style-name="ro7">
          <table:table-cell table:style-name="ce56" office:value-type="string" calcext:value-type="string">
            <text:p><text:span text:style-name="T1"> </text:span><text:span text:style-name="T1"><text:a xlink:href="https://www.bodybuilding.com/fun/bbinfo.php?page=Cardiovascular" xlink:type="simple">cardio</text:a></text:span><text:span text:style-name="T1">, perform it two times a week - a 30-minute jog or a couple interval runs at the track will help with recovery and trim off some excess calories</text:span>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ttp://www.muscleandfitness.com/workouts/workout-routines/complete-mf-beginners-training-guide-0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://www.muscleandfitness.com/workouts/workout-routines/hiit-6-week-full-body-workout</text:p>
          </table:table-cell>
          <table:table-cell table:number-columns-repeated="15"/>
        </table:table-row>
        <table:table-row table:style-name="ro1" table:number-rows-repeated="205">
          <table:table-cell table:number-columns-repeated="16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21:33:19.699537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9-02T21:37:01.193691863</dc:date>
    <meta:editing-duration>PT3H27M32S</meta:editing-duration>
    <meta:editing-cycles>394</meta:editing-cycles>
    <meta:generator>LibreOffice/4.2.3.3$Linux_X86_64 LibreOffice_project/420m0$Build-3</meta:generator>
    <meta:document-statistic meta:table-count="2" meta:cell-count="167" meta:object-count="0"/>
  </office:meta>
</office:document-meta>
</file>